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4.445cm" svg:x2="0.635cm" svg:y2="8.89cm">
          <text:p text:style-name="P3"/>
        </draw:line>
        <draw:frame draw:style-name="gr3" draw:text-style-name="P4" draw:layer="layout" svg:width="5.08cm" svg:height="2.621cm" svg:x="0.635cm" svg:y="6.35cm">
          <draw:text-box>
            <text:p text:style-name="P3"><text:span text:style-name="T2">difference</text:span></text:p>
            <text:p text:style-name="P3"><text:span text:style-name="T2">hasIndex</text:span></text:p>
            <text:p text:style-name="P3"><text:span text:style-name="T2">intersection</text:span></text:p>
            <text:p text:style-name="P3"><text:span text:style-name="T2">makeArray</text:span></text:p>
            <text:p text:style-name="P3"><text:span text:style-name="T2">put, <text:s/>[ ]=l</text:span></text:p>
          </draw:text-box>
        </draw:frame>
        <draw:line draw:style-name="gr2" draw:text-style-name="P2" draw:layer="layout" svg:x1="10.795cm" svg:y1="8.89cm" svg:x2="0.635cm" svg:y2="8.89cm">
          <text:p text:style-name="P3"/>
        </draw:line>
        <draw:custom-shape draw:style-name="gr1" draw:text-style-name="P1" draw:layer="layout" svg:width="10.16cm" svg:height="0.635cm" svg:x="0.635cm" svg:y="3.175cm">
          <text:p text:style-name="P1"><text:span text:style-name="T1">Bag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5.08cm">
          <draw:text-box>
            <text:p text:style-name="P3"><text:span text:style-name="T2">of</text:span></text:p>
          </draw:text-box>
        </draw:frame>
        <draw:line draw:style-name="gr2" draw:text-style-name="P2" draw:layer="layout" svg:x1="0.635cm" svg:y1="5.715cm" svg:x2="5.715cm" svg:y2="5.715cm">
          <text:p text:style-name="P3"/>
        </draw:line>
        <draw:frame draw:style-name="gr3" draw:text-style-name="P4" draw:layer="layout" svg:width="5.08cm" svg:height="2.54cm" svg:x="5.715cm" svg:y="6.35cm">
          <draw:text-box>
            <text:p text:style-name="P3"><text:span text:style-name="T2">putAll</text:span></text:p>
            <text:p text:style-name="P3"><text:span text:style-name="T2">subset</text:span></text:p>
            <text:p text:style-name="P3"><text:span text:style-name="T2">union</text:span></text:p>
            <text:p text:style-name="P3"><text:span text:style-name="T2">xor</text:span></text:p>
          </draw:text-box>
        </draw:frame>
        <draw:line draw:style-name="gr2" draw:text-style-name="P2" draw:layer="layout" svg:x1="5.715cm" svg:y1="8.89cm" svg:x2="5.715cm" svg:y2="6.35cm">
          <text:p text:style-name="P3"/>
        </draw:line>
        <draw:custom-shape draw:style-name="gr1" draw:text-style-name="P5" draw:layer="layout" svg:width="10.16cm" svg:height="0.635cm" svg:x="0.635cm" svg:y="3.81cm">
          <text:p text:style-name="P5"><text:span text:style-name="T1">+ <text:s/>Set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0.635cm" svg:x="0.635cm" svg:y="1.905cm">
          <text:p text:style-name="P1"><text:span text:style-name="T1">Rela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1:20:49</dc:date>
    <dc:language>en-US</dc:language>
    <meta:editing-cycles>21</meta:editing-cycles>
    <meta:editing-duration>PT2H18M57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